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RewriterTransformer.startTransformingElement(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nkRewriterTransformer.getConf( String sche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kRewriterTransformer.createTransformedLink( String oldLink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inkRewriterTransformer.split( String str , String deli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kRewriterTransformer.createTransformedAttr( String attrName , String oldAttr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inkRewriterTransform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Rewriter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RewriterTransformer.setup( SourceResolver resolver , Map objectModel , String src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inkRewriterTransformer.split( String str , String delim , Object value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nkRewriterTransformer.configure( Configuration con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inkRewrite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